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1cf7" officeooo:paragraph-rsid="00121cf7"/>
    </style:style>
    <style:style style:name="P2" style:family="paragraph" style:parent-style-name="Standard">
      <style:text-properties officeooo:rsid="0013bc9f" officeooo:paragraph-rsid="0013bc9f"/>
    </style:style>
    <style:style style:name="P3" style:family="paragraph" style:parent-style-name="Standard">
      <style:text-properties officeooo:rsid="0013bc9f" officeooo:paragraph-rsid="0013dca7"/>
    </style:style>
    <style:style style:name="P4" style:family="paragraph" style:parent-style-name="Standard">
      <style:text-properties officeooo:rsid="0013dca7" officeooo:paragraph-rsid="0015ba33"/>
    </style:style>
    <style:style style:name="P5" style:family="paragraph" style:parent-style-name="Standard">
      <style:text-properties fo:color="#ffffff" fo:font-size="10pt" officeooo:rsid="0013bc9f" officeooo:paragraph-rsid="0013bc9f" fo:background-color="#000000" style:font-size-asian="10pt" style:font-size-complex="10pt"/>
    </style:style>
    <style:style style:name="P6" style:family="paragraph" style:parent-style-name="Standard">
      <style:text-properties fo:color="#ffffff" fo:font-size="10pt" officeooo:rsid="0015ba33" officeooo:paragraph-rsid="0015ba33" fo:background-color="#000000" style:font-size-asian="10pt" style:font-size-complex="10pt"/>
    </style:style>
    <style:style style:name="P7" style:family="paragraph" style:parent-style-name="Standard">
      <style:text-properties officeooo:rsid="0015ba33" officeooo:paragraph-rsid="0013dca7"/>
    </style:style>
    <style:style style:name="P8" style:family="paragraph" style:parent-style-name="Standard">
      <style:text-properties style:use-window-font-color="true" fo:font-size="12pt" fo:text-shadow="none" officeooo:rsid="0016b1e2" officeooo:paragraph-rsid="0016b1e2" fo:background-color="transparent" style:font-size-asian="10.5pt" style:font-size-complex="12pt"/>
    </style:style>
    <style:style style:name="P9" style:family="paragraph" style:parent-style-name="Standard">
      <style:text-properties style:use-window-font-color="true" fo:font-size="12pt" fo:text-shadow="none" officeooo:rsid="00172bc3" officeooo:paragraph-rsid="00172bc3" fo:background-color="transparent" style:font-size-asian="10.5pt" style:font-size-complex="12pt"/>
    </style:style>
    <style:style style:name="P10" style:family="paragraph" style:parent-style-name="Standard">
      <style:text-properties style:use-window-font-color="true" fo:font-size="12pt" fo:text-shadow="none" officeooo:rsid="00172bc3" officeooo:paragraph-rsid="00172bc3" fo:background-color="transparent" style:font-size-asian="10.5pt" style:font-size-complex="12pt"/>
    </style:style>
    <style:style style:name="P11" style:family="paragraph" style:parent-style-name="Standard">
      <style:text-properties style:use-window-font-color="true" fo:font-size="12pt" fo:text-shadow="none" officeooo:rsid="0018f966" officeooo:paragraph-rsid="0018f966" fo:background-color="transparent" style:font-size-asian="10.5pt" style:font-size-complex="12pt"/>
    </style:style>
    <style:style style:name="P12" style:family="paragraph" style:parent-style-name="Standard">
      <style:text-properties style:use-window-font-color="true" fo:font-size="12pt" fo:text-shadow="none" officeooo:rsid="0018f966" officeooo:paragraph-rsid="001a8ad8" fo:background-color="transparent" style:font-size-asian="10.5pt" style:font-size-complex="12pt"/>
    </style:style>
    <style:style style:name="P13" style:family="paragraph" style:parent-style-name="Standard">
      <style:text-properties style:use-window-font-color="true" fo:font-size="12pt" fo:text-shadow="none" officeooo:rsid="0018f966" officeooo:paragraph-rsid="001bffd9" fo:background-color="transparent" style:font-size-asian="10.5pt" style:font-size-complex="12pt"/>
    </style:style>
    <style:style style:name="P14" style:family="paragraph" style:parent-style-name="Standard">
      <style:text-properties style:use-window-font-color="true" fo:font-size="12pt" fo:text-shadow="none" officeooo:rsid="0018f966" officeooo:paragraph-rsid="00200b65" fo:background-color="transparent" style:font-size-asian="10.5pt" style:font-size-complex="12pt"/>
    </style:style>
    <style:style style:name="P15" style:family="paragraph" style:parent-style-name="Standard">
      <style:text-properties fo:color="#ffffff" fo:font-size="9pt" fo:text-shadow="none" officeooo:rsid="00172bc3" officeooo:paragraph-rsid="00172bc3" fo:background-color="#000000" style:font-size-asian="9pt" style:font-size-complex="9pt"/>
    </style:style>
    <style:style style:name="P16" style:family="paragraph" style:parent-style-name="Standard">
      <style:text-properties fo:color="#ffffff" fo:font-size="12pt" fo:text-shadow="none" officeooo:rsid="0018f966" officeooo:paragraph-rsid="0018f966" fo:background-color="#000000" style:font-size-asian="10.5pt" style:font-size-complex="12pt"/>
    </style:style>
    <style:style style:name="P17" style:family="paragraph" style:parent-style-name="Standard">
      <style:text-properties fo:color="#ffffff" fo:font-size="12pt" fo:text-shadow="none" officeooo:rsid="0020bddc" officeooo:paragraph-rsid="0020bddc" fo:background-color="#000000" style:font-size-asian="10.5pt" style:font-size-complex="12pt"/>
    </style:style>
    <style:style style:name="P18" style:family="paragraph" style:parent-style-name="Standard">
      <style:text-properties fo:color="#ffffff" fo:font-size="12pt" fo:text-shadow="none" officeooo:rsid="00228fe1" officeooo:paragraph-rsid="00228fe1" fo:background-color="#000000" style:font-size-asian="10.5pt" style:font-size-complex="12pt"/>
    </style:style>
    <style:style style:name="P19" style:family="paragraph" style:parent-style-name="Standard">
      <style:text-properties fo:color="#ffffff" fo:font-size="12pt" fo:text-shadow="none" fo:font-weight="bold" officeooo:rsid="002a8244" officeooo:paragraph-rsid="002bb30d" fo:background-color="#000000" style:font-size-asian="10.5pt" style:font-weight-asian="bold" style:font-size-complex="12pt" style:font-weight-complex="bold"/>
    </style:style>
    <style:style style:name="P20" style:family="paragraph" style:parent-style-name="Standard">
      <style:text-properties fo:color="#ffffff" style:font-name="Monospace" fo:font-size="10pt" fo:text-shadow="none" officeooo:rsid="0018f966" officeooo:paragraph-rsid="001bffd9" fo:background-color="#000000" style:font-size-asian="10pt" style:font-size-complex="12pt"/>
    </style:style>
    <style:style style:name="P21" style:family="paragraph" style:parent-style-name="Standard">
      <style:text-properties officeooo:paragraph-rsid="002bb30d"/>
    </style:style>
    <style:style style:name="P22" style:family="paragraph" style:parent-style-name="Standard">
      <style:text-properties officeooo:rsid="002dbbb2" officeooo:paragraph-rsid="002dbbb2"/>
    </style:style>
    <style:style style:name="P23" style:family="paragraph" style:parent-style-name="Standard">
      <style:text-properties officeooo:rsid="002dbbb2" officeooo:paragraph-rsid="002ee3dc"/>
    </style:style>
    <style:style style:name="P24" style:family="paragraph" style:parent-style-name="Standard">
      <style:paragraph-properties fo:margin-left="0in" fo:margin-right="0in" fo:text-align="start" style:justify-single-word="false" fo:text-indent="0in" style:auto-text-indent="false"/>
      <style:text-properties fo:color="#ffffff" fo:font-size="9pt" fo:background-color="#000000" style:font-size-asian="9pt" style:font-size-complex="9pt"/>
    </style:style>
    <style:style style:name="P25" style:family="paragraph" style:parent-style-name="Standard">
      <style:paragraph-properties fo:margin-left="0in" fo:margin-right="0in" fo:text-align="start" style:justify-single-word="false" fo:text-indent="0in" style:auto-text-indent="false"/>
      <style:text-properties fo:color="#ffffff" style:font-name="Monospace" fo:font-size="9pt" fo:background-color="#000000" style:font-size-asian="9pt" style:font-size-complex="9pt"/>
    </style:style>
    <style:style style:name="P26" style:family="paragraph" style:parent-style-name="Standard">
      <style:paragraph-properties fo:margin-left="0in" fo:margin-right="0in" fo:text-align="start" style:justify-single-word="false" fo:text-indent="0in" style:auto-text-indent="false"/>
      <style:text-properties fo:color="#ffffff" style:font-name="Monospace" fo:font-size="10pt" fo:background-color="#000000" style:font-size-asian="10pt"/>
    </style:style>
    <style:style style:name="P27" style:family="paragraph" style:parent-style-name="Standard">
      <style:paragraph-properties fo:margin-left="0in" fo:margin-right="0in" fo:text-align="start" style:justify-single-word="false" fo:text-indent="0in" style:auto-text-indent="false"/>
      <style:text-properties fo:color="#ffffff" style:font-name="Monospace" fo:font-size="10pt" officeooo:paragraph-rsid="001a8ad8" fo:background-color="#000000" style:font-size-asian="10pt"/>
    </style:style>
    <style:style style:name="P28" style:family="paragraph" style:parent-style-name="Standard">
      <style:paragraph-properties fo:margin-left="0in" fo:margin-right="0in" fo:text-align="start" style:justify-single-word="false" fo:text-indent="0in" style:auto-text-indent="false"/>
      <style:text-properties fo:color="#ffffff" style:font-name="Monospace" fo:font-size="10pt" fo:text-shadow="none" officeooo:rsid="0018f966" officeooo:paragraph-rsid="001a8ad8" fo:background-color="#000000" style:font-size-asian="10pt" style:font-size-complex="12pt"/>
    </style:style>
    <style:style style:name="P29" style:family="paragraph" style:parent-style-name="Standard">
      <style:paragraph-properties fo:margin-left="0in" fo:margin-right="0in" fo:text-align="start" style:justify-single-word="false" fo:text-indent="0in" style:auto-text-indent="false"/>
      <style:text-properties fo:color="#ffffff" style:font-name="Monospace" fo:font-size="12pt" fo:text-shadow="none" officeooo:rsid="0018f966" officeooo:paragraph-rsid="0018f966" fo:background-color="#000000" style:font-size-asian="10.5pt" style:font-size-complex="12pt"/>
    </style:style>
    <style:style style:name="P30" style:family="paragraph" style:parent-style-name="Standard">
      <style:paragraph-properties fo:margin-left="0in" fo:margin-right="0in" fo:text-align="start" style:justify-single-word="false" fo:text-indent="0in" style:auto-text-indent="false"/>
      <style:text-properties fo:color="#ffffff" style:font-name="Monospace" fo:font-size="12pt" fo:text-shadow="none" officeooo:rsid="0018f966" officeooo:paragraph-rsid="001a8ad8" fo:background-color="#000000" style:font-size-asian="10.5pt" style:font-size-complex="12pt"/>
    </style:style>
    <style:style style:name="P31" style:family="paragraph" style:parent-style-name="Standard">
      <style:paragraph-properties fo:margin-left="0in" fo:margin-right="0in" fo:text-align="start" style:justify-single-word="false" fo:text-indent="0in" style:auto-text-indent="false"/>
      <style:text-properties fo:color="#ffffff" fo:background-color="#000000"/>
    </style:style>
    <style:style style:name="P32" style:family="paragraph" style:parent-style-name="Standard">
      <style:paragraph-properties fo:margin-left="0in" fo:margin-right="0in" fo:text-align="start" style:justify-single-word="false" fo:text-indent="0in" style:auto-text-indent="false"/>
      <style:text-properties style:use-window-font-color="true" fo:font-size="12pt" fo:text-shadow="none" officeooo:rsid="0018f966" fo:background-color="transparent" style:font-size-asian="10.5pt" style:font-size-complex="12pt"/>
    </style:style>
    <style:style style:name="P33" style:family="paragraph">
      <loext:graphic-properties draw:fill="none" draw:fill-color="#ffffff"/>
    </style:style>
    <style:style style:name="P34" style:family="paragraph">
      <loext:graphic-properties draw:fill="none" draw:fill-color="#ffffff"/>
      <style:text-properties fo:font-size="12pt"/>
    </style:style>
    <style:style style:name="T1" style:family="text">
      <style:text-properties officeooo:rsid="001235cd"/>
    </style:style>
    <style:style style:name="T2" style:family="text">
      <style:text-properties officeooo:rsid="0015ba33"/>
    </style:style>
    <style:style style:name="T3" style:family="text">
      <style:text-properties fo:font-weight="bold" style:font-weight-asian="bold" style:font-weight-complex="bold"/>
    </style:style>
    <style:style style:name="T4" style:family="text">
      <style:text-properties fo:font-weight="bold" officeooo:rsid="0015ba33" style:font-weight-asian="bold" style:font-weight-complex="bold"/>
    </style:style>
    <style:style style:name="T5" style:family="text">
      <style:text-properties style:use-window-font-color="true" fo:background-color="transparent" loext:char-shading-value="0"/>
    </style:style>
    <style:style style:name="T6" style:family="text">
      <style:text-properties style:use-window-font-color="true" officeooo:rsid="00233f1f" fo:background-color="transparent" loext:char-shading-value="0"/>
    </style:style>
    <style:style style:name="T7" style:family="text">
      <style:text-properties style:use-window-font-color="true" officeooo:rsid="0023aa45" fo:background-color="transparent" loext:char-shading-value="0"/>
    </style:style>
    <style:style style:name="T8" style:family="text">
      <style:text-properties style:use-window-font-color="true" fo:font-size="12pt" fo:text-shadow="none" fo:font-weight="bold" officeooo:rsid="002a8244" fo:background-color="transparent" loext:char-shading-value="0" style:font-size-asian="10.5pt" style:font-weight-asian="bold" style:font-size-complex="12pt" style:font-weight-complex="bold"/>
    </style:style>
    <style:style style:name="T9" style:family="text">
      <style:text-properties style:use-window-font-color="true" fo:font-size="12pt" fo:text-shadow="none" fo:font-weight="normal" officeooo:rsid="002bb30d" fo:background-color="transparent" loext:char-shading-value="0" style:font-size-asian="10.5pt" style:font-weight-asian="normal" style:font-size-complex="12pt" style:font-weight-complex="normal"/>
    </style:style>
    <style:style style:name="T10" style:family="text">
      <style:text-properties style:use-window-font-color="true" fo:font-weight="bold" fo:background-color="transparent" loext:char-shading-value="0" style:font-weight-asian="bold" style:font-weight-complex="bold"/>
    </style:style>
    <style:style style:name="T11" style:family="text">
      <style:text-properties style:use-window-font-color="true" style:font-name="Calibri" fo:font-size="12pt" fo:language="en" fo:country="US" fo:text-shadow="none" fo:font-weight="normal" officeooo:rsid="002bb30d" fo:background-color="transparent" loext:char-shading-value="0" style:font-size-asian="12pt" style:font-weight-asian="normal" style:font-size-complex="12pt" style:font-weight-complex="normal"/>
    </style:style>
    <style:style style:name="T12" style:family="text">
      <style:text-properties style:use-window-font-color="true" style:font-name="Calibri" fo:font-size="12pt" fo:language="en" fo:country="US" fo:text-shadow="none" fo:font-weight="normal" officeooo:rsid="002bb30d" fo:background-color="transparent" loext:char-shading-value="0" style:font-size-asian="12pt" style:font-weight-asian="normal" style:font-name-complex="Calibri1" style:font-size-complex="12pt" style:font-weight-complex="normal"/>
    </style:style>
    <style:style style:name="T13" style:family="text">
      <style:text-properties style:use-window-font-color="true" style:font-name="Liberation Serif" fo:language="en" fo:country="US" fo:font-weight="normal" officeooo:rsid="002bb30d" fo:background-color="transparent" loext:char-shading-value="0" style:font-size-asian="12pt" style:font-weight-asian="normal" style:font-name-complex="Calibri1" style:font-weight-complex="normal"/>
    </style:style>
    <style:style style:name="T14" style:family="text">
      <style:text-properties style:use-window-font-color="true" style:font-name="Liberation Serif" fo:font-size="12pt" fo:language="en" fo:country="US" fo:text-shadow="none" fo:font-weight="normal" officeooo:rsid="002bb30d" fo:background-color="transparent" loext:char-shading-value="0" style:font-size-asian="12pt" style:font-weight-asian="normal" style:font-name-complex="Calibri1" style:font-size-complex="12pt" style:font-weight-complex="normal"/>
    </style:style>
    <style:style style:name="T15" style:family="text">
      <style:text-properties officeooo:rsid="00172bc3"/>
    </style:style>
    <style:style style:name="T16" style:family="text">
      <style:text-properties style:font-name="Monospace"/>
    </style:style>
    <style:style style:name="T17" style:family="text">
      <style:text-properties style:font-name="Monospace" fo:font-size="10pt" style:font-size-asian="10pt"/>
    </style:style>
    <style:style style:name="T18" style:family="text">
      <style:text-properties style:font-name="Monospace" fo:font-size="10pt" style:text-underline-style="solid" style:text-underline-width="auto" style:text-underline-color="font-color" style:font-size-asian="10pt"/>
    </style:style>
    <style:style style:name="T19" style:family="text">
      <style:text-properties style:font-name="Monospace" style:text-underline-style="solid" style:text-underline-width="auto" style:text-underline-color="font-color"/>
    </style:style>
    <style:style style:name="T20" style:family="text">
      <style:text-properties officeooo:rsid="0018f966"/>
    </style:style>
    <style:style style:name="T21" style:family="text">
      <style:text-properties officeooo:rsid="001a8ad8"/>
    </style:style>
    <style:style style:name="T22" style:family="text">
      <style:text-properties officeooo:rsid="001ca053"/>
    </style:style>
    <style:style style:name="T23" style:family="text">
      <style:text-properties officeooo:rsid="001f7c78"/>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271b86"/>
    </style:style>
    <style:style style:name="T26" style:family="text">
      <style:text-properties fo:color="#00000a" style:text-outline="false" style:text-line-through-style="none" style:text-line-through-type="none" style:font-name="Calibri" fo:font-size="12pt" fo:language="en" fo:country="US" fo:font-style="normal" fo:text-shadow="none" style:text-underline-style="none" fo:font-weight="normal" officeooo:rsid="002bb30d" fo:background-color="transparent" loext:char-shading-value="0" style:font-size-asian="12pt" style:font-style-asian="normal" style:font-weight-asian="normal" style:font-name-complex="Calibri1" style:font-weight-complex="normal" style:text-emphasize="none"/>
    </style:style>
    <style:style style:name="T27"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bb30d" fo:background-color="transparent" loext:char-shading-value="0" style:font-size-asian="12pt" style:font-style-asian="normal" style:font-weight-asian="normal" style:font-name-complex="Calibri1" style:font-weight-complex="normal" style:text-emphasize="none"/>
    </style:style>
    <style:style style:name="T28"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c859a" fo:background-color="transparent" loext:char-shading-value="0" style:font-size-asian="12pt" style:font-style-asian="normal" style:font-weight-asian="normal" style:font-name-complex="Calibri1" style:font-weight-complex="normal" style:text-emphasize="none"/>
    </style:style>
    <style:style style:name="T29"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fo:background-color="transparent" loext:char-shading-value="0" style:font-size-asian="12pt" style:font-style-asian="normal" style:font-weight-asian="normal" style:font-name-complex="Calibri1" style:font-weight-complex="normal" style:text-emphasize="none"/>
    </style:style>
    <style:style style:name="T30"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dbbb2" fo:background-color="transparent" loext:char-shading-value="0" style:font-size-asian="12pt" style:font-style-asian="normal" style:font-weight-asian="normal" style:font-name-complex="Calibri1" style:font-weight-complex="normal" style:text-emphasize="none"/>
    </style:style>
    <style:style style:name="T31"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ee3dc" fo:background-color="transparent" loext:char-shading-value="0" style:font-size-asian="12pt" style:font-style-asian="normal" style:font-weight-asian="normal" style:font-name-complex="Calibri1" style:font-weight-complex="normal" style:text-emphasize="none"/>
    </style:style>
    <style:style style:name="T32"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2f4a4d" fo:background-color="transparent" loext:char-shading-value="0" style:font-size-asian="12pt" style:font-style-asian="normal" style:font-weight-asian="normal" style:font-name-complex="Calibri1" style:font-weight-complex="normal" style:text-emphasize="none"/>
    </style:style>
    <style:style style:name="T33" style:family="text">
      <style:text-properties fo:color="#00000a" style:text-outline="false" style:text-line-through-style="none" style:text-line-through-type="none" style:font-name="Liberation Serif" fo:font-size="12pt" fo:language="en" fo:country="US" fo:font-style="normal" fo:text-shadow="none" style:text-underline-style="none" fo:font-weight="normal" officeooo:rsid="0034b6e7" fo:background-color="transparent" loext:char-shading-value="0" style:font-size-asian="12pt" style:font-style-asian="normal" style:font-weight-asian="normal" style:font-name-complex="Calibri1" style:font-weight-complex="normal" style:text-emphasize="none"/>
    </style:style>
    <style:style style:name="T34" style:family="text">
      <style:text-properties fo:font-size="26pt" style:font-size-asian="26pt" style:font-size-complex="26pt"/>
    </style:style>
    <style:style style:name="T35" style:family="text">
      <style:text-properties fo:font-size="12pt"/>
    </style: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3 (16.1.2016 to 23.1.201<text:span text:style-name="T1">7</text:span>)</text:p>
      <text:p text:style-name="P1"/>
      <text:p text:style-name="P1">planned work:</text:p>
      <text:p text:style-name="P1"><text:span text:style-name="T3">1. </text:span>identify subjects with at least two visits.</text:p>
      <text:p text:style-name="P1"><text:span text:style-name="T3">2. </text:span>make a list of variables defining the unhealthy environment</text:p>
      <text:p text:style-name="P1"><text:span text:style-name="T3">3.</text:span> identify subjects who have all the data for those variables</text:p>
      <text:p text:style-name="P1"><text:span text:style-name="T3">4.</text:span>make a table of the descriptive statistics for the chosen list of variables </text:p>
      <text:p text:style-name="P1"><text:span text:style-name="T3">5. </text:span>start identifying subjects persistently exposed to unhealthy environment by constructing a diet score:</text:p>
      <text:p text:style-name="P1"><text:span text:style-name="T24">a) </text:span>commonly used score called healthy diet score</text:p>
      <text:p text:style-name="P1"><text:span text:style-name="T3">b) </text:span>commonly used score called Nordic nutrition score</text:p>
      <text:p text:style-name="P1"><text:span text:style-name="T3">c) </text:span>combination</text:p>
      <text:p text:style-name="P1">*multiply the outcome with the weight association outcome</text:p>
      <text:p text:style-name="P1"/>
      <text:p text:style-name="P2"/>
      <text:p text:style-name="P3"><text:span text:style-name="T3">1.</text:span> there are 111505 unique subject ids in the Multimodality/VIP_161102.csv, some of those are repeated more that once through the 168330 rows.</text:p>
      <text:p text:style-name="P7">65937 subjects(65938 -1 for head), have only one visit, 34348 subjects have two visits, 11183 subjects have three and 37 subjects have four visits.</text:p>
      <text:p text:style-name="P4">Those that have <text:span text:style-name="T2">three</text:span> and <text:span text:style-name="T2">four </text:span>will have <text:span text:style-name="T2">two visits</text:span> as well so I added them up and got <text:span text:style-name="T4">45568</text:span> <text:span text:style-name="T2">subjects with at least two visits</text:span>. <text:span text:style-name="T25">Here you can see how I checked that, if you want to make sure it is correct:</text:span></text:p>
      <text:p text:style-name="P2"/>
      <text:p text:style-name="P5">[jerneja_m@purple Private]$ cut -d"," -f1 VIP_161102.csv | wc -l</text:p>
      <text:p text:style-name="P5">168331</text:p>
      <text:p text:style-name="P2"/>
      <text:p text:style-name="P2">-1 for head=168330</text:p>
      <text:p text:style-name="P2"/>
      <text:p text:style-name="P5">[jerneja_m@purple Private]$ cut -d"," -f1 VIP_161102.csv | sort -n | uniq | wc -l</text:p>
      <text:p text:style-name="P5">111506</text:p>
      <text:p text:style-name="P2"/>
      <text:p text:style-name="P2">-1 for head= 111505</text:p>
      <text:p text:style-name="P2"/>
      <text:p text:style-name="P6">[jerneja_m@purple Private]$ cat VIP_161102.csv | cut -d"," -f1 |sort -n |uniq -c | cut -d" " -f7 | sort -n | uniq -c</text:p>
      <text:p text:style-name="P6"><text:s text:c="2"/>65938 1</text:p>
      <text:p text:style-name="P6"><text:s text:c="2"/>34348 2</text:p>
      <text:p text:style-name="P6"><text:s text:c="2"/>11183 3</text:p>
      <text:p text:style-name="P6"><text:s text:c="5"/>37 4</text:p>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 checked the time difference of these, to make sure the right visits <text:span text:style-name="T15">will be</text:span> identified. <text:span text:style-name="T15">It turns out it is a little messy. I had checked the ordered years of the visits, then counted the number of subjects for each year, for each visit, then for all the visit combination(2 visits-1combination, 3 visits-3 combinations, 4 visits-6 combinations) I looked at the time difference and counted the number of subjects. If you want to repeat to check I did everything correct, run the python script(on git in the code/data_exploration) in the Multimodality folder and then run the below commands which use the output file of the script.</text:span></text:p>
      <text:p text:style-name="P8"/>
      <text:p text:style-name="P9">Years of the visits:</text:p>
      <text:p text:style-name="P15"><text:span text:style-name="T16">jerneja_m@purple Private]$ cat temporary_file_checking_visits_time | </text:span><text:span text:style-name="T19">grep</text:span><text:span text:style-name="T16"> "first visit:"| sort -n | </text:span><text:span text:style-name="T19">uniq</text:span><text:span text:style-name="T16"> -c</text:span></text:p>
      <text:p text:style-name="P24"><text:span text:style-name="T16"><text:s text:c="4"/>143 <text:tab/> first visit: 1985</text:span></text:p>
      <text:p text:style-name="P24"><text:span text:style-name="T16"><text:s text:c="4"/>189 <text:tab/> first visit: 1986</text:span></text:p>
      <text:p text:style-name="P24"><text:span text:style-name="T16"><text:s text:c="4"/>155 <text:tab/> first visit: 1987</text:span></text:p>
      <text:p text:style-name="P24"><text:span text:style-name="T16"><text:s text:c="4"/>612 <text:tab/> first visit: 1988</text:span></text:p>
      <text:p text:style-name="P24"><text:span text:style-name="T16"><text:s text:c="3"/>1262 <text:tab/> first visit: 1989</text:span></text:p>
      <text:p text:style-name="P24"><text:span text:style-name="T16"><text:s text:c="3"/>2060 <text:tab/> first visit: 1990</text:span></text:p>
      <text:p text:style-name="P24"><text:span text:style-name="T16"><text:s text:c="3"/>3535 <text:tab/> first visit: 1991</text:span></text:p>
      <text:p text:style-name="P24"><text:span text:style-name="T16"><text:s text:c="3"/>4309 <text:tab/> first visit: 1992</text:span></text:p>
      <text:p text:style-name="P24"><text:span text:style-name="T16"><text:s text:c="3"/>4510 <text:tab/> first visit: 1993</text:span></text:p>
      <text:p text:style-name="P24"><text:span text:style-name="T16"><text:s text:c="3"/>3995 <text:tab/> first visit: 1994</text:span></text:p>
      <text:p text:style-name="P24"><text:span text:style-name="T16"><text:s text:c="3"/>4198 <text:tab/> first visit: 1995</text:span></text:p>
      <text:p text:style-name="P24"><text:span text:style-name="T16"><text:s text:c="3"/>3338 <text:tab/> first visit: 1996</text:span></text:p>
      <text:p text:style-name="P24"><text:span text:style-name="T16"><text:s text:c="3"/>3185 <text:tab/> first visit: 1997</text:span></text:p>
      <text:p text:style-name="P24"><text:span text:style-name="T16"><text:s text:c="3"/>3020 <text:tab/> first visit: 1998</text:span></text:p>
      <text:p text:style-name="P24"><text:span text:style-name="T16"><text:s text:c="3"/>2644 <text:tab/> first visit: 1999</text:span></text:p>
      <text:p text:style-name="P24"><text:span text:style-name="T16"><text:s text:c="3"/>1841 <text:tab/> first visit: 2000</text:span></text:p>
      <text:p text:style-name="P24"><text:span text:style-name="T16"><text:s text:c="3"/>1554 <text:tab/> first visit: 2001</text:span></text:p>
      <text:p text:style-name="P24"><text:span text:style-name="T16"><text:s text:c="3"/>1129 <text:tab/> first visit: 2002</text:span></text:p>
      <text:p text:style-name="P24"><text:span text:style-name="T16"><text:s text:c="4"/>992 <text:tab/> first visit: 2003</text:span></text:p>
      <text:p text:style-name="P24"><text:span text:style-name="T16"><text:s text:c="3"/>1150 <text:tab/> first visit: 2004</text:span></text:p>
      <text:p text:style-name="P24"><text:span text:style-name="T16"><text:s text:c="3"/>1254 <text:tab/> first visit: 2005</text:span></text:p>
      <text:p text:style-name="P24"><text:span text:style-name="T16"><text:s text:c="4"/>478 <text:tab/> first visit: 2006</text:span></text:p>
      <text:p text:style-name="P24"><text:span text:style-name="T16"><text:s text:c="6"/>5 <text:tab/> first visit: 2007</text:span></text:p>
      <text:p text:style-name="P24"><text:span text:style-name="T16"><text:s text:c="6"/>2 <text:tab/> first visit: 2008</text:span></text:p>
      <text:p text:style-name="P24"><text:span text:style-name="T16"><text:s text:c="6"/>1 <text:tab/> first visit: 2009</text:span></text:p>
      <text:p text:style-name="P24"><text:span text:style-name="T16"><text:s text:c="6"/>1 <text:tab/> first visit: 2010</text:span></text:p>
      <text:p text:style-name="P24"><text:span text:style-name="T16"><text:s text:c="6"/>3 <text:tab/> first visit: 2011</text:span></text:p>
      <text:p text:style-name="P24"><text:span text:style-name="T16"><text:s text:c="6"/>2 <text:tab/> first visit: 2012</text:span></text:p>
      <text:p text:style-name="P24"><text:span text:style-name="T16"><text:s text:c="6"/>1 <text:tab/> first visit: 2014</text:span></text:p>
      <text:p text:style-name="P24"><text:span text:style-name="T16">[jerneja_m@purple Private]$ </text:span></text:p>
      <text:p text:style-name="P25"/>
      <text:p text:style-name="P24"><text:span text:style-name="T16">[jerneja_m@purple Private]$ cat temporary_file_checking_visits_time | </text:span><text:span text:style-name="T19">grep</text:span><text:span text:style-name="T16"> "second visit:"| sort -n | </text:span><text:span text:style-name="T19">uniq</text:span><text:span text:style-name="T16"> -c</text:span></text:p>
      <text:p text:style-name="P24"><text:span text:style-name="T16"><text:s text:c="6"/>5 <text:tab/> second visit: 1990</text:span></text:p>
      <text:p text:style-name="P24"><text:span text:style-name="T16"><text:s text:c="6"/>1 <text:tab/> second visit: 1991</text:span></text:p>
      <text:p text:style-name="P24"><text:span text:style-name="T16"><text:s text:c="6"/>4 <text:tab/> second visit: 1992</text:span></text:p>
      <text:p text:style-name="P24"><text:span text:style-name="T16"><text:s text:c="6"/>7 <text:tab/> second visit: 1993</text:span></text:p>
      <text:p text:style-name="P24"><text:span text:style-name="T16"><text:s text:c="6"/>5 <text:tab/> second visit: 1994</text:span></text:p>
      <text:p text:style-name="P24"><text:span text:style-name="T16"><text:s text:c="4"/>117 <text:tab/> second visit: 1995</text:span></text:p>
      <text:p text:style-name="P24"><text:span text:style-name="T16"><text:s text:c="4"/>177 <text:tab/> second visit: 1996</text:span></text:p>
      <text:p text:style-name="P24"><text:span text:style-name="T16"><text:s text:c="4"/>157 <text:tab/> second visit: 1997</text:span></text:p>
      <text:p text:style-name="P24"><text:span text:style-name="T16"><text:s text:c="4"/>537 <text:tab/> second visit: 1998</text:span></text:p>
      <text:p text:style-name="P24"><text:span text:style-name="T16"><text:s text:c="4"/>456 <text:tab/> second visit: 1999</text:span></text:p>
      <text:p text:style-name="P24"><text:span text:style-name="T16"><text:s text:c="3"/>2244 <text:tab/> second visit: 2000</text:span></text:p>
      <text:p text:style-name="P24"><text:span text:style-name="T16"><text:s text:c="3"/>3147 <text:tab/> second visit: 2001</text:span></text:p>
      <text:p text:style-name="P24"><text:span text:style-name="T16"><text:s text:c="3"/>3911 <text:tab/> second visit: 2002</text:span></text:p>
      <text:p text:style-name="P24"><text:span text:style-name="T16"><text:s text:c="3"/>4088 <text:tab/> second visit: 2003</text:span></text:p>
      <text:p text:style-name="P24"><text:span text:style-name="T16"><text:s text:c="3"/>3710 <text:tab/> second visit: 2004</text:span></text:p>
      <text:p text:style-name="P24"><text:span text:style-name="T16"><text:s text:c="3"/>3920 <text:tab/> second visit: 2005</text:span></text:p>
      <text:p text:style-name="P24"><text:span text:style-name="T16"><text:s text:c="3"/>2880 <text:tab/> second visit: 2006</text:span></text:p>
      <text:p text:style-name="P24"><text:span text:style-name="T16"><text:s text:c="3"/>3228 <text:tab/> second visit: 2007</text:span></text:p>
      <text:p text:style-name="P24"><text:span text:style-name="T16"><text:s text:c="3"/>3023 <text:tab/> second visit: 2008</text:span></text:p>
      <text:p text:style-name="P24"><text:soft-page-break/><text:span text:style-name="T16"><text:s text:c="3"/>2738 <text:tab/> second visit: 2009</text:span></text:p>
      <text:p text:style-name="P24"><text:span text:style-name="T16"><text:s text:c="3"/>2379 <text:tab/> second visit: 2010</text:span></text:p>
      <text:p text:style-name="P24"><text:span text:style-name="T16"><text:s text:c="3"/>2030 <text:tab/> second visit: 2011</text:span></text:p>
      <text:p text:style-name="P24"><text:span text:style-name="T16"><text:s text:c="3"/>1569 <text:tab/> second visit: 2012</text:span></text:p>
      <text:p text:style-name="P24"><text:span text:style-name="T16"><text:s text:c="3"/>1505 <text:tab/> second visit: 2013</text:span></text:p>
      <text:p text:style-name="P24"><text:span text:style-name="T16"><text:s text:c="3"/>1589 <text:tab/> second visit: 2014</text:span></text:p>
      <text:p text:style-name="P24"><text:span text:style-name="T16"><text:s text:c="3"/>1591 <text:tab/> second visit: 2015</text:span></text:p>
      <text:p text:style-name="P24"><text:span text:style-name="T16"><text:s text:c="4"/>550 <text:tab/> second visit: 2016</text:span></text:p>
      <text:p text:style-name="P25"/>
      <text:p text:style-name="P24"><text:span text:style-name="T16">[jerneja_m@purple Private]$ </text:span></text:p>
      <text:p text:style-name="P25"/>
      <text:p text:style-name="P24"><text:span text:style-name="T16">[jerneja_m@purple Private]$ cat temporary_file_checking_visits_time | </text:span><text:span text:style-name="T19">grep</text:span><text:span text:style-name="T16"> "third visit:"| sort -n | </text:span><text:span text:style-name="T19">uniq</text:span><text:span text:style-name="T16"> -c</text:span></text:p>
      <text:p text:style-name="P24"><text:span text:style-name="T16"><text:s text:c="6"/>1 <text:tab/> third visit: 1999</text:span></text:p>
      <text:p text:style-name="P24"><text:span text:style-name="T16"><text:s text:c="6"/>6 <text:tab/> third visit: 2000</text:span></text:p>
      <text:p text:style-name="P24"><text:span text:style-name="T16"><text:s text:c="6"/>4 <text:tab/> third visit: 2001</text:span></text:p>
      <text:p text:style-name="P24"><text:span text:style-name="T16"><text:s text:c="6"/>3 <text:tab/> third visit: 2002</text:span></text:p>
      <text:p text:style-name="P24"><text:span text:style-name="T16"><text:s text:c="6"/>3 <text:tab/> third visit: 2003</text:span></text:p>
      <text:p text:style-name="P24"><text:span text:style-name="T16"><text:s text:c="6"/>3 <text:tab/> third visit: 2004</text:span></text:p>
      <text:p text:style-name="P24"><text:span text:style-name="T16"><text:s text:c="5"/>68 <text:tab/> third visit: 2005</text:span></text:p>
      <text:p text:style-name="P24"><text:span text:style-name="T16"><text:s text:c="5"/>46 <text:tab/> third visit: 2006</text:span></text:p>
      <text:p text:style-name="P24"><text:span text:style-name="T16"><text:s text:c="5"/>58 <text:tab/> third visit: 2007</text:span></text:p>
      <text:p text:style-name="P24"><text:span text:style-name="T16"><text:s text:c="4"/>235 <text:tab/> third visit: 2008</text:span></text:p>
      <text:p text:style-name="P24"><text:span text:style-name="T16"><text:s text:c="4"/>228 <text:tab/> third visit: 2009</text:span></text:p>
      <text:p text:style-name="P24"><text:span text:style-name="T16"><text:s text:c="3"/>1179 <text:tab/> third visit: 2010</text:span></text:p>
      <text:p text:style-name="P24"><text:span text:style-name="T16"><text:s text:c="3"/>1635 <text:tab/> third visit: 2011</text:span></text:p>
      <text:p text:style-name="P24"><text:span text:style-name="T16"><text:s text:c="3"/>2030 <text:tab/> third visit: 2012</text:span></text:p>
      <text:p text:style-name="P24"><text:span text:style-name="T16"><text:s text:c="3"/>1883 <text:tab/> third visit: 2013</text:span></text:p>
      <text:p text:style-name="P24"><text:span text:style-name="T16"><text:s text:c="3"/>1783 <text:tab/> third visit: 2014</text:span></text:p>
      <text:p text:style-name="P24"><text:span text:style-name="T16"><text:s text:c="3"/>1688 <text:tab/> third visit: 2015</text:span></text:p>
      <text:p text:style-name="P24"><text:span text:style-name="T16"><text:s text:c="4"/>367 <text:tab/> third visit: 2016</text:span></text:p>
      <text:p text:style-name="P25"/>
      <text:p text:style-name="P24"><text:span text:style-name="T16">[jerneja_m@purple Private]$ cat temporary_file_checking_visits_time | </text:span><text:span text:style-name="T19">grep</text:span><text:span text:style-name="T16"> "fourth visit:"| sort -n | </text:span><text:span text:style-name="T19">uniq</text:span><text:span text:style-name="T16"> -c</text:span></text:p>
      <text:p text:style-name="P24"><text:span text:style-name="T16"><text:s text:c="6"/>1 <text:tab/> fourth visit: 2007</text:span></text:p>
      <text:p text:style-name="P24"><text:span text:style-name="T16"><text:s text:c="6"/>1 <text:tab/> fourth visit: 2009</text:span></text:p>
      <text:p text:style-name="P24"><text:span text:style-name="T16"><text:s text:c="6"/>2 <text:tab/> fourth visit: 2010</text:span></text:p>
      <text:p text:style-name="P24"><text:span text:style-name="T16"><text:s text:c="6"/>3 <text:tab/> fourth visit: 2011</text:span></text:p>
      <text:p text:style-name="P24"><text:span text:style-name="T16"><text:s text:c="6"/>1 <text:tab/> fourth visit: 2012</text:span></text:p>
      <text:p text:style-name="P24"><text:span text:style-name="T16"><text:s text:c="6"/>1 <text:tab/> fourth visit: 2013</text:span></text:p>
      <text:p text:style-name="P24"><text:span text:style-name="T16"><text:s text:c="6"/>1 <text:tab/> fourth visit: 2014</text:span></text:p>
      <text:p text:style-name="P24"><text:span text:style-name="T16"><text:s text:c="5"/>22 <text:tab/> fourth visit: 2015</text:span></text:p>
      <text:p text:style-name="P24"><text:span text:style-name="T16"><text:s text:c="6"/>5 <text:tab/> fourth visit: 2016</text:span></text:p>
      <text:p text:style-name="P15"/>
      <text:p text:style-name="P15"/>
      <text:p text:style-name="P15"/>
      <text:p text:style-name="P10">So, the first visit can also be quite l<text:span text:style-name="T20">ate and sometimes this will result in little time difference, sometimes the first and third, or first and fourth, or second and third etc. will have the time difference of around 10 years we want, <text:s/>but they might be shifted in time and I am not sure if we want to allow that?</text:span></text:p>
      <text:p text:style-name="P11">Here are all the differences in the visits:</text:p>
      <text:p text:style-name="P11"/>
      <text:p text:style-name="P11">First two visits:</text:p>
      <text:p text:style-name="P11"/>
      <text:p text:style-name="P16"><text:span text:style-name="T17">[jerneja_m@purple Private]$ cat temporary_file_checking_visits_time | </text:span><text:span text:style-name="T18">grep</text:span><text:span text:style-name="T17"> "between the first two" | cut -d":" -f2 | sort -n | </text:span><text:span text:style-name="T18">uniq</text:span><text:span text:style-name="T17"> -c</text:span></text:p>
      <text:p text:style-name="P31"><text:span text:style-name="T17"><text:s text:c="5"/>13 <text:s/>0</text:span></text:p>
      <text:p text:style-name="P31"><text:span text:style-name="T17"><text:s text:c="5"/>11 <text:s/>1</text:span></text:p>
      <text:p text:style-name="P31"><text:span text:style-name="T17"><text:s text:c="6"/>3 <text:s/>2</text:span></text:p>
      <text:p text:style-name="P31"><text:span text:style-name="T17"><text:s text:c="5"/>13 <text:s/>3</text:span></text:p>
      <text:p text:style-name="P31"><text:span text:style-name="T17"><text:s text:c="5"/>15 <text:s/>4</text:span></text:p>
      <text:p text:style-name="P31"><text:soft-page-break/><text:span text:style-name="T17"><text:s text:c="5"/>16 <text:s/>5</text:span></text:p>
      <text:p text:style-name="P31"><text:span text:style-name="T17"><text:s text:c="5"/>17 <text:s/>6</text:span></text:p>
      <text:p text:style-name="P31"><text:span text:style-name="T17"><text:s text:c="5"/>28 <text:s/>7</text:span></text:p>
      <text:p text:style-name="P31"><draw:frame text:anchor-type="paragraph" draw:z-index="0" draw:style-name="gr1" draw:text-style-name="P33" svg:width="0.174in" svg:height="0.4689in" svg:x="1.1965in" svg:y="0.1492in"><draw:text-box><text:p><text:span text:style-name="T34">}</text:span></text:p></draw:text-box></draw:frame><text:span text:style-name="T17"> <text:s text:c="3"/>108 <text:s/>8</text:span></text:p>
      <text:p text:style-name="P31"><draw:frame text:anchor-type="paragraph" draw:z-index="1" draw:style-name="gr2" draw:text-style-name="P34" svg:width="1.5362in" svg:height="0.3843in" svg:x="1.3701in" svg:y="0.0311in"><draw:text-box><text:p><text:span text:style-name="T35">Majority is around 10 years difference</text:span></text:p></draw:text-box></draw:frame><text:span text:style-name="T17"> <text:s text:c="2"/>1884 <text:s/>9</text:span></text:p>
      <text:p text:style-name="P31"><text:span text:style-name="T17"><text:s text:c="2"/>38984 <text:s/>10</text:span></text:p>
      <text:p text:style-name="P31"><text:span text:style-name="T17"><text:s text:c="3"/>1376 <text:s/>11</text:span></text:p>
      <text:p text:style-name="P31"><text:span text:style-name="T17"><text:s text:c="5"/>50 <text:s/>12</text:span></text:p>
      <text:p text:style-name="P31"><text:span text:style-name="T17"><text:s text:c="6"/>7 <text:s/>13</text:span></text:p>
      <text:p text:style-name="P31"><text:span text:style-name="T17"><text:s text:c="5"/>10 <text:s/>14</text:span></text:p>
      <text:p text:style-name="P31"><text:span text:style-name="T17"><text:s text:c="6"/>6 <text:s/>15</text:span></text:p>
      <text:p text:style-name="P31"><text:span text:style-name="T17"><text:s text:c="6"/>6 <text:s/>16</text:span></text:p>
      <text:p text:style-name="P31"><text:span text:style-name="T17"><text:s text:c="6"/>2 <text:s/>17</text:span></text:p>
      <text:p text:style-name="P31"><text:span text:style-name="T17"><text:s text:c="5"/>10 <text:s/>18</text:span></text:p>
      <text:p text:style-name="P31"><text:span text:style-name="T17"><text:s text:c="4"/>256 <text:s/>19</text:span></text:p>
      <text:p text:style-name="P31"><text:span text:style-name="T17"><text:s text:c="3"/>2530 <text:s/>20</text:span></text:p>
      <text:p text:style-name="P31"><text:span text:style-name="T17"><text:s text:c="4"/>214 <text:s/>21</text:span></text:p>
      <text:p text:style-name="P31"><text:span text:style-name="T17"><text:s text:c="6"/>4 <text:s/>22</text:span></text:p>
      <text:p text:style-name="P31"><text:span text:style-name="T17"><text:s text:c="6"/>1 <text:s/>25</text:span></text:p>
      <text:p text:style-name="P31"><text:span text:style-name="T17"><text:s text:c="6"/>1 <text:s/>26</text:span></text:p>
      <text:p text:style-name="P31"><text:span text:style-name="T17"><text:s text:c="6"/>3 <text:s/>30</text:span></text:p>
      <text:p text:style-name="P31"><text:span text:style-name="T17">[jerneja_m@purple Private]$ </text:span></text:p>
      <text:p text:style-name="P11"/>
      <text:p text:style-name="P11"/>
      <text:p text:style-name="P11">Second two visits(difference between the second visit and the third):</text:p>
      <text:p text:style-name="P11"/>
      <text:p text:style-name="P29"><text:span text:style-name="T17"/></text:p>
      <text:p text:style-name="P31"><text:span text:style-name="T17">[jerneja_m@purple Private]$ cat temporary_file_checking_visits_time | </text:span><text:span text:style-name="T18">grep</text:span><text:span text:style-name="T17"> "between the second two" | cut -d":" -f2 | sort -n | </text:span><text:span text:style-name="T18">uniq</text:span><text:span text:style-name="T17"> -c</text:span></text:p>
      <text:p text:style-name="P31"><text:span text:style-name="T17"><text:s text:c="6"/>7 <text:s/>0</text:span></text:p>
      <text:p text:style-name="P31"><text:span text:style-name="T17"><text:s text:c="6"/>1 <text:s/>1</text:span></text:p>
      <text:p text:style-name="P31"><text:span text:style-name="T17"><text:s text:c="6"/>3 <text:s/>2</text:span></text:p>
      <text:p text:style-name="P31"><text:span text:style-name="T17"><text:s text:c="6"/>5 <text:s/>3</text:span></text:p>
      <text:p text:style-name="P31"><text:span text:style-name="T17"><text:s text:c="6"/>2 <text:s/>4</text:span></text:p>
      <text:p text:style-name="P31"><text:span text:style-name="T17"><text:s text:c="6"/>2 <text:s/>5</text:span></text:p>
      <text:p text:style-name="P31"><text:span text:style-name="T17"><text:s text:c="6"/>3 <text:s/>6</text:span></text:p>
      <text:p text:style-name="P31"><text:span text:style-name="T17"><text:s text:c="6"/>3 <text:s/>7</text:span></text:p>
      <text:p text:style-name="P31"><draw:frame text:anchor-type="paragraph" draw:z-index="2" draw:style-name="gr1" draw:text-style-name="P33" svg:width="0.174in" svg:height="0.4689in" svg:x="1.1965in" svg:y="0.1492in"><draw:text-box><text:p><text:span text:style-name="T34">}</text:span></text:p></draw:text-box></draw:frame><text:span text:style-name="T17"> <text:s text:c="5"/>8 <text:s/>8</text:span></text:p>
      <text:p text:style-name="P31"><draw:frame text:anchor-type="paragraph" draw:z-index="3" draw:style-name="gr2" draw:text-style-name="P34" svg:width="1.5362in" svg:height="0.3843in" svg:x="1.3701in" svg:y="0.0311in"><draw:text-box><text:p><text:span text:style-name="T35">Majority is around 10 years difference</text:span></text:p></draw:text-box></draw:frame><text:span text:style-name="T17"> <text:s text:c="3"/>240 <text:s/>9</text:span></text:p>
      <text:p text:style-name="P31"><text:span text:style-name="T17"><text:s text:c="2"/>10752 <text:s/>10</text:span></text:p>
      <text:p text:style-name="P31"><text:span text:style-name="T17"><text:s text:c="4"/>181 <text:s/>11</text:span></text:p>
      <text:p text:style-name="P31"><text:span text:style-name="T17"><text:s text:c="6"/>3 <text:s/>12</text:span></text:p>
      <text:p text:style-name="P31"><text:span text:style-name="T17"><text:s text:c="6"/>1 <text:s/>13</text:span></text:p>
      <text:p text:style-name="P31"><text:span text:style-name="T17"><text:s text:c="6"/>8 <text:s/>20</text:span></text:p>
      <text:p text:style-name="P31"><text:span text:style-name="T17"><text:s text:c="6"/>1 <text:s/>21</text:span></text:p>
      <text:p text:style-name="P31"><text:span text:style-name="T17">[jerneja_m@purple Private]$ </text:span></text:p>
      <text:p text:style-name="P11"/>
      <text:p text:style-name="P11"/>
      <text:p text:style-name="P11">Third two visits(difference between the third visit and the fourth, <text:span text:style-name="T23">with 31+1 candidates</text:span>:</text:p>
      <text:p text:style-name="P11"/>
      <text:p text:style-name="P29"><text:span text:style-name="T17"/></text:p>
      <text:p text:style-name="P31"><text:span text:style-name="T17">[jerneja_m@purple Private]$ cat temporary_file_checking_visits_time | </text:span><text:span text:style-name="T18">grep</text:span><text:span text:style-name="T17"> "between the third two" | cut -d":" -f2 | sort -n | </text:span><text:span text:style-name="T18">uniq</text:span><text:span text:style-name="T17"> -c</text:span></text:p>
      <text:p text:style-name="P31"><text:span text:style-name="T17"><text:s text:c="6"/>4 <text:s/>0</text:span></text:p>
      <text:p text:style-name="P31"><text:span text:style-name="T17"><text:s text:c="6"/>1 <text:s/>1</text:span></text:p>
      <text:p text:style-name="P31"><text:span text:style-name="T17"><text:s text:c="6"/>1 <text:s/>9</text:span></text:p>
      <text:p text:style-name="P31"><text:soft-page-break/><text:span text:style-name="T17"><text:s text:c="5"/>31 <text:s/>10</text:span></text:p>
      <text:p text:style-name="P31"><text:span text:style-name="T17">[jerneja_m@purple Private]$ </text:span></text:p>
      <text:p text:style-name="P12"/>
      <text:p text:style-name="P12"/>
      <text:p text:style-name="P14"><text:span text:style-name="T21">D</text:span>ifference between the <text:span text:style-name="T21">first</text:span> visit and third, <text:span text:style-name="T23">with 1+14+5 candidates</text:span>:</text:p>
      <text:p text:style-name="P12"/>
      <text:p text:style-name="P30"><text:span text:style-name="T17"/></text:p>
      <text:p text:style-name="P27"><text:span text:style-name="T17"/></text:p>
      <text:p text:style-name="P31"><text:span text:style-name="T17">[jerneja_m@purple Private]$ cat temporary_file_checking_visits_time | </text:span><text:span text:style-name="T18">grep</text:span><text:span text:style-name="T17"> "between the first and third" | cut -d":" -f2 | sort -n | </text:span><text:span text:style-name="T18">uniq</text:span><text:span text:style-name="T17"> -c</text:span></text:p>
      <text:p text:style-name="P31"><text:span text:style-name="T17"><text:s text:c="6"/>1 <text:s/>9</text:span></text:p>
      <text:p text:style-name="P31"><text:span text:style-name="T17"><text:s text:c="5"/>14 <text:s/>10</text:span></text:p>
      <text:p text:style-name="P31"><text:span text:style-name="T17"><text:s text:c="6"/>5 <text:s/>11</text:span></text:p>
      <text:p text:style-name="P31"><text:span text:style-name="T17"><text:s text:c="6"/>4 <text:s/>12</text:span></text:p>
      <text:p text:style-name="P31"><text:span text:style-name="T17"><text:s text:c="6"/>6 <text:s/>13</text:span></text:p>
      <text:p text:style-name="P31"><text:span text:style-name="T17"><text:s text:c="6"/>9 <text:s/>14</text:span></text:p>
      <text:p text:style-name="P31"><text:span text:style-name="T17"><text:s text:c="6"/>3 <text:s/>15</text:span></text:p>
      <text:p text:style-name="P31"><text:span text:style-name="T17"><text:s text:c="6"/>7 <text:s/>16</text:span></text:p>
      <text:p text:style-name="P31"><text:span text:style-name="T17"><text:s text:c="6"/>5 <text:s/>17</text:span></text:p>
      <text:p text:style-name="P31"><text:span text:style-name="T17"><text:s text:c="5"/>36 <text:s/>18</text:span></text:p>
      <text:p text:style-name="P31"><text:span text:style-name="T17"><text:s text:c="4"/>790 <text:s/>19</text:span></text:p>
      <text:p text:style-name="P31"><text:span text:style-name="T17"><text:s text:c="3"/>9739 <text:s/>20</text:span></text:p>
      <text:p text:style-name="P31"><text:span text:style-name="T17"><text:s text:c="4"/>575 <text:s/>21</text:span></text:p>
      <text:p text:style-name="P31"><text:span text:style-name="T17"><text:s text:c="6"/>9 <text:s/>22</text:span></text:p>
      <text:p text:style-name="P31"><text:span text:style-name="T17"><text:s text:c="6"/>1 <text:s/>23</text:span></text:p>
      <text:p text:style-name="P31"><text:span text:style-name="T17"><text:s text:c="6"/>1 <text:s/>25</text:span></text:p>
      <text:p text:style-name="P31"><text:span text:style-name="T17"><text:s text:c="6"/>1 <text:s/>26</text:span></text:p>
      <text:p text:style-name="P31"><text:span text:style-name="T17"><text:s text:c="5"/>14 <text:s/>30</text:span></text:p>
      <text:p text:style-name="P31"><text:span text:style-name="T17">[jerneja_m@purple Private]$ </text:span></text:p>
      <text:p text:style-name="P12"/>
      <text:p text:style-name="P12"/>
      <text:p text:style-name="P14"><text:span text:style-name="T21">D</text:span>ifference between the <text:span text:style-name="T21">second</text:span> visit and <text:span text:style-name="T21">fourth</text:span>, <text:span text:style-name="T23">with 4+1 candidates</text:span>:</text:p>
      <text:p text:style-name="P12"/>
      <text:p text:style-name="P28"><text:span text:style-name="T17"/></text:p>
      <text:p text:style-name="P31"><text:span text:style-name="T17">[jerneja_m@purple Private]$ cat temporary_file_checking_visits_time | </text:span><text:span text:style-name="T18">grep</text:span><text:span text:style-name="T17"> "between the second and fourth" | cut -d":" -f2 | sort -n | </text:span><text:span text:style-name="T18">uniq</text:span><text:span text:style-name="T17"> -c</text:span></text:p>
      <text:p text:style-name="P31"><text:span text:style-name="T17"><text:s text:c="6"/>4 <text:s/>10</text:span></text:p>
      <text:p text:style-name="P31"><text:span text:style-name="T17"><text:s text:c="6"/>1 <text:s/>11</text:span></text:p>
      <text:p text:style-name="P31"><text:span text:style-name="T17"><text:s text:c="6"/>1 <text:s/>13</text:span></text:p>
      <text:p text:style-name="P31"><text:span text:style-name="T17"><text:s text:c="6"/>2 <text:s/>19</text:span></text:p>
      <text:p text:style-name="P31"><text:span text:style-name="T17"><text:s text:c="5"/>29 <text:s/>20</text:span></text:p>
      <text:p text:style-name="P31"><text:span text:style-name="T17">[jerneja_m@purple Private]$ </text:span></text:p>
      <text:p text:style-name="P32"/>
      <text:p text:style-name="P13"/>
      <text:p text:style-name="P14"><text:span text:style-name="T21">D</text:span>ifference between the <text:span text:style-name="T22">first</text:span> visit and <text:span text:style-name="T21">fourth</text:span>, <text:span text:style-name="T23">without any candidates</text:span>:</text:p>
      <text:p text:style-name="P20"><text:span text:style-name="T17"/></text:p>
      <text:p text:style-name="P26"/>
      <text:p text:style-name="P31"><text:span text:style-name="T17">[jerneja_m@purple Private]$ cat temporary_file_checking_visits_time | </text:span><text:span text:style-name="T18">grep</text:span><text:span text:style-name="T17"> "between the first and fourth" | cut -d":" -f2 | sort -n | </text:span><text:span text:style-name="T18">uniq</text:span><text:span text:style-name="T17"> -c</text:span></text:p>
      <text:p text:style-name="P31"><text:span text:style-name="T17"><text:s text:c="6"/>6 <text:s/>20</text:span></text:p>
      <text:p text:style-name="P31"><text:span text:style-name="T17"><text:s text:c="6"/>3 <text:s/>21</text:span></text:p>
      <text:p text:style-name="P31"><text:span text:style-name="T17"><text:s text:c="6"/>1 <text:s/>22</text:span></text:p>
      <text:p text:style-name="P31"><text:span text:style-name="T17"><text:s text:c="6"/>1 <text:s/>25</text:span></text:p>
      <text:p text:style-name="P31"><text:span text:style-name="T17"><text:s text:c="5"/>26 <text:s/>30</text:span></text:p>
      <text:p text:style-name="P31"><text:span text:style-name="T17">[jerneja_m@purple Private]$ </text:span></text:p>
      <text:p text:style-name="P26"/>
      <text:p text:style-name="P16"><text:soft-page-break/></text:p>
      <text:p text:style-name="P17"><text:span text:style-name="T5">So here we need to discuss whether we want to be safe and take just those subjects who had their first visit in a certain period around [1985,</text:span><text:span text:style-name="T10">?</text:span><text:span text:style-name="T5">] and second visit 10 +-</text:span><text:span text:style-name="T10">?</text:span><text:span text:style-name="T5"> years later.</text:span></text:p>
      <text:p text:style-name="P17"><text:span text:style-name="T5">Or take any two visits as long as they have 10 +-</text:span><text:span text:style-name="T10">?</text:span><text:span text:style-name="T5"> years in between?</text:span></text:p>
      <text:p text:style-name="P18"><text:span text:style-name="T5">And </text:span><text:span text:style-name="T6">then </text:span><text:span text:style-name="T5">I will save a list of enummers for the visit pair</text:span><text:span text:style-name="T7">s</text:span><text:span text:style-name="T5"> we want.</text:span></text:p>
      <text:p text:style-name="P17"><text:span text:style-name="T5"/></text:p>
      <text:p text:style-name="P17"><text:span text:style-name="T5"/></text:p>
      <text:p text:style-name="P17"><text:span text:style-name="T5"/></text:p>
      <text:p text:style-name="P21"><text:span text:style-name="T8">2. </text:span><text:span text:style-name="T9">I started putting together a list of variables used to identify the lean phenotype in unhealthy environment. I checked if any of the described variables are missing in the dataset and other way around. In the described variables there are </text:span><text:span text:style-name="T11">Date of diagnosis, </text:span><text:span text:style-name="T12">fasta_prov </text:span><text:span text:style-name="T14">and </text:span><text:span text:style-name="T26">l_v_uppskattad, </text:span><text:span text:style-name="T27">which are not in the dataset. For fasta_prov, it says it is for when fasta_enk has a missing value and for the last one it says, that if it is missing the weight is measured at baseline, instead of using a self reported weight.</text:span></text:p>
      <text:p text:style-name="P21"><text:span text:style-name="T27">In the dataset there are these variables, which dont have the description. </text:span><text:span text:style-name="T33">Most of them look like diet variables and that makes sense since there are no diet variables description in the variables description list. But I am not sure for all of them and are we going to include all the diet variables</text:span><text:span text:style-name="T28">?</text:span></text:p>
      <text:p text:style-name="P21"><text:span text:style-name="T28"/></text:p>
      <text:p text:style-name="P21"><text:span text:style-name="T28"/></text:p>
      <text:p text:style-name="P22"><text:span text:style-name="T27">besok</text:span></text:p>
      <text:p text:style-name="P22"><text:span text:style-name="T27">agr10</text:span></text:p>
      <text:p text:style-name="P22"><text:span text:style-name="T27">BMR</text:span></text:p>
      <text:p text:style-name="P22"><text:span text:style-name="T27">enkver</text:span></text:p>
      <text:p text:style-name="P22"><text:span text:style-name="T27">enkver2</text:span></text:p>
      <text:p text:style-name="P22"><text:span text:style-name="T27">antfrag</text:span></text:p>
      <text:p text:style-name="P22"><text:span text:style-name="T27">year</text:span></text:p>
      <text:p text:style-name="P22"><text:span text:style-name="T27">exclude</text:span></text:p>
      <text:p text:style-name="P22"><text:span text:style-name="T27">missport</text:span></text:p>
      <text:p text:style-name="P22"><text:span text:style-name="T27">missproc</text:span></text:p>
      <text:p text:style-name="P22"><text:span text:style-name="T27">FIL</text:span></text:p>
      <text:p text:style-name="P22"><text:span text:style-name="T27">potport</text:span></text:p>
      <text:p text:style-name="P22"><text:span text:style-name="T27">kottport</text:span></text:p>
      <text:p text:style-name="P22"><text:span text:style-name="T27">gronport</text:span></text:p>
      <text:p text:style-name="P22"><text:span text:style-name="T27">da01-</text:span><text:span text:style-name="T32">da</text:span><text:span text:style-name="T27">84</text:span></text:p>
      <text:p text:style-name="P22"><text:span text:style-name="T27">dat01-DAT66</text:span></text:p>
      <text:p text:style-name="P23"><text:span text:style-name="T27">gramlong1</text:span><text:span text:style-name="T31">-gramlong</text:span><text:span text:style-name="T27">84</text:span></text:p>
      <text:p text:style-name="P22"><text:span text:style-name="T27">gramshort1-</text:span><text:span text:style-name="T29">gramshort64</text:span></text:p>
      <text:p text:style-name="P22"><text:span text:style-name="T29">ensum1</text:span></text:p>
      <text:p text:style-name="P22"><text:span text:style-name="T29">protsum1</text:span></text:p>
      <text:p text:style-name="P22"><text:span text:style-name="T29">protsum1_anim</text:span></text:p>
      <text:p text:style-name="P22"><text:span text:style-name="T29">protsum1_veg</text:span></text:p>
      <text:p text:style-name="P22"><text:span text:style-name="T29">kolhsum1</text:span></text:p>
      <text:p text:style-name="P22"><text:span text:style-name="T29">sacksum1</text:span></text:p>
      <text:p text:style-name="P22"><text:span text:style-name="T29">DISAsum1</text:span></text:p>
      <text:p text:style-name="P22"><text:span text:style-name="T29">MOSAsum1</text:span></text:p>
      <text:p text:style-name="P22"><text:span text:style-name="T29">fibesum1</text:span></text:p>
      <text:p text:style-name="P22"><text:span text:style-name="T29">FULLKsum1</text:span></text:p>
      <text:p text:style-name="P22"><text:span text:style-name="T29">alkosum1</text:span></text:p>
      <text:p text:style-name="P22"><text:span text:style-name="T29">fettsum1</text:span></text:p>
      <text:p text:style-name="P22"><text:soft-page-break/><text:span text:style-name="T29">mfetsum1</text:span></text:p>
      <text:p text:style-name="P22"><text:span text:style-name="T29">MONOsum1</text:span></text:p>
      <text:p text:style-name="P22"><text:span text:style-name="T29">POLYsum1</text:span></text:p>
      <text:p text:style-name="P22"><text:span text:style-name="T29">TRANSsum1</text:span></text:p>
      <text:p text:style-name="P22"><text:span text:style-name="T29">kolesum1</text:span></text:p>
      <text:p text:style-name="P22"><text:span text:style-name="T29">FA140_sum1</text:span></text:p>
      <text:p text:style-name="P22"><text:span text:style-name="T29">FA160_sum1</text:span></text:p>
      <text:p text:style-name="P22"><text:span text:style-name="T29">FA182_sum1</text:span></text:p>
      <text:p text:style-name="P22"><text:span text:style-name="T29">FA183_sum1</text:span></text:p>
      <text:p text:style-name="P22"><text:span text:style-name="T29">FA204_sum1</text:span></text:p>
      <text:p text:style-name="P22"><text:span text:style-name="T29">FA205_sum1</text:span></text:p>
      <text:p text:style-name="P22"><text:span text:style-name="T29">FA226_sum1</text:span></text:p>
      <text:p text:style-name="P22"><text:span text:style-name="T29">FA150_sum1</text:span></text:p>
      <text:p text:style-name="P22"><text:span text:style-name="T29">FA170_sum1</text:span></text:p>
      <text:p text:style-name="P22"><text:span text:style-name="T29">MAGNsum1</text:span></text:p>
      <text:p text:style-name="P22"><text:span text:style-name="T29">NATRsum1</text:span></text:p>
      <text:p text:style-name="P22"><text:span text:style-name="T29">FOSFsum1</text:span></text:p>
      <text:p text:style-name="P22"><text:span text:style-name="T29">NIACsum1</text:span></text:p>
      <text:p text:style-name="P22"><text:span text:style-name="T29">selesum1</text:span></text:p>
      <text:p text:style-name="P22"><text:span text:style-name="T29">ZINCsum1</text:span></text:p>
      <text:p text:style-name="P22"><text:span text:style-name="T29">retisum1</text:span></text:p>
      <text:p text:style-name="P22"><text:span text:style-name="T29">karosum1</text:span></text:p>
      <text:p text:style-name="P22"><text:span text:style-name="T29">TIAMsum1</text:span></text:p>
      <text:p text:style-name="P22"><text:span text:style-name="T29">Folasum1</text:span></text:p>
      <text:p text:style-name="P22"><text:span text:style-name="T29">B2sum1</text:span></text:p>
      <text:p text:style-name="P22"><text:span text:style-name="T29">B6sum1</text:span></text:p>
      <text:p text:style-name="P22"><text:span text:style-name="T29">B12sum1</text:span></text:p>
      <text:p text:style-name="P22"><text:span text:style-name="T29">askosum1</text:span></text:p>
      <text:p text:style-name="P22"><text:span text:style-name="T29">Dsum1</text:span></text:p>
      <text:p text:style-name="P22"><text:span text:style-name="T29">tokosum1</text:span></text:p>
      <text:p text:style-name="P22"><text:span text:style-name="T29">VITKsum1</text:span></text:p>
      <text:p text:style-name="P22"><text:span text:style-name="T29">jernsum1</text:span></text:p>
      <text:p text:style-name="P22"><text:span text:style-name="T29">JODIsum1</text:span></text:p>
      <text:p text:style-name="P22"><text:span text:style-name="T29">kalcsum1</text:span></text:p>
      <text:p text:style-name="P22"><text:span text:style-name="T29">KALIsum1</text:span></text:p>
      <text:p text:style-name="P22"><text:span text:style-name="T29">l2a1</text:span></text:p>
      <text:p text:style-name="P22"><text:span text:style-name="T29">l2a2</text:span></text:p>
      <text:p text:style-name="P22"><text:span text:style-name="T29">l2a3</text:span></text:p>
      <text:p text:style-name="P22"><text:span text:style-name="T29">l2a4</text:span></text:p>
      <text:p text:style-name="P22"><text:span text:style-name="T29">l2a5</text:span></text:p>
      <text:p text:style-name="P22"><text:span text:style-name="T29">l2a6</text:span></text:p>
      <text:p text:style-name="P22"><text:span text:style-name="T29">l2b1</text:span></text:p>
      <text:p text:style-name="P22"><text:span text:style-name="T29">l2b2</text:span></text:p>
      <text:p text:style-name="P22"><text:span text:style-name="T29">l2b3</text:span></text:p>
      <text:p text:style-name="P22"><text:span text:style-name="T29">l2b4</text:span></text:p>
      <text:p text:style-name="P22"><text:span text:style-name="T29">l2b5</text:span></text:p>
      <text:p text:style-name="P22"><text:span text:style-name="T29">l2b6</text:span></text:p>
      <text:p text:style-name="P22"><text:span text:style-name="T29">l1</text:span></text:p>
      <text:p text:style-name="P22"><text:span text:style-name="T29">l2</text:span></text:p>
      <text:p text:style-name="P22"><text:soft-page-break/><text:span text:style-name="T29">l3</text:span></text:p>
      <text:p text:style-name="P22"><text:span text:style-name="T29">l5a</text:span></text:p>
      <text:p text:style-name="P22"><text:span text:style-name="T29">l5b</text:span></text:p>
      <text:p text:style-name="P22"><text:span text:style-name="T29">l5c</text:span></text:p>
      <text:p text:style-name="P22"><text:span text:style-name="T29">kostdata</text:span></text:p>
      <text:p text:style-name="P21"><text:span text:style-name="T27"/></text:p>
      <text:p text:style-name="P19"><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4:48:43.130322368</meta:creation-date>
    <dc:date>2017-01-18T15:48:24.650044810</dc:date>
    <meta:editing-duration>PT4H13M27S</meta:editing-duration>
    <meta:editing-cycles>35</meta:editing-cycles>
    <meta:generator>LibreOffice/5.0.3.2$Linux_X86_64 LibreOffice_project/00m0$Build-2</meta:generator>
    <meta:document-statistic meta:table-count="0" meta:image-count="0" meta:object-count="0" meta:page-count="8" meta:paragraph-count="299" meta:word-count="1442" meta:character-count="9097" meta:non-whitespace-character-count="6949"/>
  </office:meta>
</office:document-meta>
</file>